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7000002B6BE2C6AEE.png" manifest:media-type="image/png"/>
  <manifest:file-entry manifest:full-path="Pictures/1000000100000500000003C0A63398D3.png" manifest:media-type="image/png"/>
  <manifest:file-entry manifest:full-path="Pictures/1000000100000280000001E058EB2C23.png" manifest:media-type="image/png"/>
  <manifest:file-entry manifest:full-path="Pictures/10000001000001F4000001F3C2E68EAB.png" manifest:media-type="image/png"/>
  <manifest:file-entry manifest:full-path="Pictures/100000000000012A000000A93E7B2171.png" manifest:media-type="image/png"/>
  <manifest:file-entry manifest:full-path="Pictures/10000000000000F6000000DA68F9E833.png" manifest:media-type="image/png"/>
  <manifest:file-entry manifest:full-path="Pictures/10000001000001F4000001F4B3FE41D0.png" manifest:media-type="image/png"/>
  <manifest:file-entry manifest:full-path="Pictures/100000000000020F00000184371570C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98cm, 1.97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7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07cm, 0cm, 1.447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3cm, -0.519cm, 4.483cm, 0.274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6cm, 1.259cm, 0.251cm, 0.499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2a6099" loext:opacity="100%" style:font-name="Cantarell Extra Bold" fo:font-size="14pt" fo:font-weight="bold" fo:background-color="transparent" style:font-weight-asian="bold" style:font-weight-complex="bold"/>
    </style:style>
    <style:style style:name="P3" style:family="paragraph">
      <loext:graphic-properties draw:fill="none" draw:fill-color="#ffffff"/>
      <style:text-properties fo:color="#2a6099" loext:opacity="100%" fo:font-size="14pt" fo:font-weight="bold" fo:background-color="transparent" style:font-weight-asian="bold" style:font-weight-complex="bold"/>
    </style:style>
    <style:style style:name="T1" style:family="text">
      <style:text-properties fo:color="#2a6099" loext:opacity="100%" style:font-name="Cantarell Extra Bold" fo:font-size="14pt" fo:font-weight="bold" fo:background-color="transparent" style:font-weight-asian="bold" style:font-weight-complex="bold"/>
    </style:style>
    <style:style style:name="T2" style:family="text">
      <style:text-properties fo:color="#2a6099" loext:opacity="100%" fo:font-size="14pt"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3.943cm" svg:height="10.265cm" svg:x="3.528cm" svg:y="9.717cm">
          <draw:image xlink:href="Pictures/100000000000020F00000184371570CB.jpg" xlink:type="simple" xlink:show="embed" xlink:actuate="onLoad" draw:mime-type="image/jpeg">
            <text:p/>
          </draw:image>
        </draw:frame>
        <draw:frame draw:style-name="gr2" draw:text-style-name="P1" draw:layer="layout" svg:width="1.842cm" svg:height="2.25cm" svg:x="3.758cm" svg:y="20cm">
          <draw:image xlink:href="Pictures/10000000000000F6000000DA68F9E833.png" xlink:type="simple" xlink:show="embed" xlink:actuate="onLoad" draw:mime-type="image/png">
            <text:p/>
          </draw:image>
        </draw:frame>
        <draw:frame draw:style-name="gr3" draw:text-style-name="P2" draw:layer="layout" svg:width="2.558cm" svg:height="1.437cm" svg:x="5.592cm" svg:y="20.25cm">
          <draw:text-box>
            <text:p><text:span text:style-name="T1">Napi-C inside</text:span></text:p>
          </draw:text-box>
        </draw:frame>
        <draw:frame draw:style-name="gr4" draw:text-style-name="P1" draw:layer="layout" svg:width="4.889cm" svg:height="1.249cm" svg:x="13.632cm" svg:y="20.251cm">
          <draw:image xlink:href="Pictures/100000000000012A000000A93E7B2171.png" xlink:type="simple" xlink:show="embed" xlink:actuate="onLoad" draw:mime-type="image/png">
            <text:p/>
          </draw:image>
        </draw:frame>
        <draw:frame draw:style-name="gr5" draw:text-style-name="P1" draw:layer="layout" svg:width="5.749cm" svg:height="1.499cm" svg:x="8.15cm" svg:y="20.101cm">
          <draw:image xlink:href="Pictures/1000000100000280000001E058EB2C23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2" draw:text-style-name="P1" draw:layer="layout" svg:width="2.5cm" svg:height="3.054cm" svg:x="2.35cm" svg:y="14.75cm">
          <draw:image xlink:href="Pictures/10000000000000F6000000DA68F9E833.png" xlink:type="simple" xlink:show="embed" xlink:actuate="onLoad" draw:mime-type="image/png">
            <text:p/>
          </draw:image>
        </draw:frame>
        <draw:frame draw:style-name="gr6" draw:text-style-name="P1" draw:layer="layout" svg:width="4.749cm" svg:height="1.749cm" svg:x="7.501cm" svg:y="15.25cm">
          <draw:image xlink:href="Pictures/10000000000000F6000000DA68F9E833.png" xlink:type="simple" xlink:show="embed" xlink:actuate="onLoad" draw:mime-type="image/png">
            <text:p/>
          </draw:image>
        </draw:frame>
        <draw:frame draw:style-name="gr7" draw:text-style-name="P3" draw:layer="layout" svg:width="2.558cm" svg:height="1.361cm" svg:x="4.992cm" svg:y="15.539cm">
          <draw:text-box>
            <text:p><text:span text:style-name="T2">Napi-C inside</text:span></text:p>
          </draw:text-box>
        </draw:frame>
        <draw:frame draw:style-name="gr4" draw:text-style-name="P1" draw:layer="layout" svg:width="5.868cm" svg:height="1.499cm" svg:x="12.632cm" svg:y="15.251cm">
          <draw:image xlink:href="Pictures/100000000000012A000000A93E7B2171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4.248cm" draw:transform="rotate (-0.0228638132011254) translate (1.257cm 1.572cm)">
          <draw:image xlink:href="Pictures/1000000100000500000003C0A63398D3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1" draw:text-style-name="P1" draw:layer="layout" svg:width="12.808cm" svg:height="12.789cm" svg:x="2.692cm" svg:y="1.462cm">
          <draw:image xlink:href="Pictures/10000001000002B7000002B6BE2C6AEE.png" xlink:type="simple" xlink:show="embed" xlink:actuate="onLoad" draw:mime-type="image/png">
            <text:p/>
          </draw:image>
        </draw:frame>
        <draw:frame draw:style-name="gr1" draw:text-style-name="P1" draw:layer="layout" svg:width="13.228cm" svg:height="13.202cm" svg:x="3cm" svg:y="14.299cm">
          <draw:image xlink:href="Pictures/10000001000001F4000001F3C2E68EAB.png" xlink:type="simple" xlink:show="embed" xlink:actuate="onLoad" draw:mime-type="image/png">
            <text:p/>
          </draw:image>
        </draw:frame>
      </draw:page>
      <draw:page draw:name="page4" draw:style-name="dp1" draw:master-page-name="Обычный">
        <draw:frame draw:style-name="gr1" draw:text-style-name="P1" draw:layer="layout" svg:width="13.228cm" svg:height="13.228cm" svg:x="4.022cm" svg:y="1.694cm">
          <draw:image xlink:href="Pictures/10000001000001F4000001F4B3FE41D0.png" xlink:type="simple" xlink:show="embed" xlink:actuate="onLoad" draw:mime-type="image/png">
            <text:p/>
          </draw:image>
        </draw:frame>
      </draw:page>
      <draw:page draw:name="page5" draw:style-name="dp1" draw:master-page-name="Обычный">
        <draw:frame draw:style-name="gr1" draw:text-style-name="P1" draw:layer="layout" svg:width="12.808cm" svg:height="12.789cm" svg:x="6cm" svg:y="6.75cm">
          <draw:image xlink:href="Pictures/10000001000002B7000002B6BE2C6AE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7T20:58:50.484430077</dc:date>
    <meta:editing-duration>P1DT19M27S</meta:editing-duration>
    <meta:editing-cycles>3</meta:editing-cycles>
    <meta:generator>LibreOffice/24.2.7.2$Linux_X86_64 LibreOffice_project/420$Build-2</meta:generator>
    <meta:document-statistic meta:object-count="14"/>
  </office:meta>
</office:document-meta>
</file>